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1f9" officeooo:paragraph-rsid="00000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KI:</text:p>
      <text:p text:style-name="P1"/>
      <text:p text:style-name="P1">Componente: Óscar Varela García</text:p>
      <text:p text:style-name="P1"/>
      <text:p text:style-name="P1">Carpeta data: Contiene los juegos de datos de entrada y salida.</text:p>
      <text:p text:style-name="P1"/>
      <text:p text:style-name="P1">datasetOiriginal.csv : Data set original</text:p>
      <text:p text:style-name="P1">datasetModificado.csv : Data set despues de realizar distintas transformaciones.</text:p>
      <text:p text:style-name="P1"/>
      <text:p text:style-name="P1">Carpeta analisis:</text:p>
      <text:p text:style-name="P1"/>
      <text:p text:style-name="P1">Contiene archivos R markdown utilizados para analisis y generación de informe.</text:p>
      <text:p text:style-name="P1"/>
      <text:p text:style-name="P1">- informe.pdf : Informe con el análisis realizado en formato PDF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44:49.406762314</meta:creation-date>
    <dc:date>2019-01-07T21:52:21.013403481</dc:date>
    <meta:editing-duration>PT7M31S</meta:editing-duration>
    <meta:editing-cycles>1</meta:editing-cycles>
    <meta:document-statistic meta:table-count="0" meta:image-count="0" meta:object-count="0" meta:page-count="1" meta:paragraph-count="8" meta:word-count="54" meta:character-count="379" meta:non-whitespace-character-count="333"/>
    <meta:generator>LibreOffice/6.1.4.2$Linux_X86_64 LibreOffice_project/10$Build-2</meta:generator>
  </office:meta>
</office:document-meta>
</file>